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598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422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0.1965in"/>
    </style:style>
    <style:style style:name="co7" style:family="table-column">
      <style:table-column-properties fo:break-before="auto" style:column-width="0.2717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 style:data-style-name="N117">
      <style:text-properties fo:font-weight="bold" style:font-weight-asian="bold" style:font-weight-complex="bold"/>
    </style:style>
    <style:style style:name="ce4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aikat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row table:style-name="ro3">
          <table:table-cell table:style-name="ce1" office:value-type="string">
            <text:p>testName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isLLC</text:p>
          </table:table-cell>
          <table:table-cell table:style-name="ce1" office:value-type="string">
            <text:p>Dict</text:p>
          </table:table-cell>
          <table:table-cell table:style-name="ce1" office:value-type="string">
            <text:p>Pry</text:p>
          </table:table-cell>
          <table:table-cell table:style-name="ce1" office:value-type="string">
            <text:p>k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er</text:p>
          </table:table-cell>
          <table:table-cell table:style-name="ce3" office:value-type="string">
            <text:p>Accuracy</text:p>
          </table:table-cell>
          <table:table-cell table:style-name="ce3" office:value-type="string">
            <text:p>MeanAcc</text:p>
          </table:table-cell>
        </table:table-row>
        <table:table-row table:style-name="ro2">
          <table:table-cell table:style-name="ce2" office:value-type="string">
            <text:p>srg_N_D1024_P3_k5_N50_p8_g4_Ker1_T09-48-50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76.7839">
            <text:p>76.7839</text:p>
          </table:table-cell>
          <table:table-cell office:value-type="float" office:value="76.0985">
            <text:p>76.0985</text:p>
          </table:table-cell>
        </table:table-row>
        <table:table-row table:style-name="ro2">
          <table:table-cell table:style-name="ce2" office:value-type="string">
            <text:p>srg_N_D1024_P3_k5_N50_p8_g8_Ker1_T08-16-30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75.4774">
            <text:p>75.4774</text:p>
          </table:table-cell>
          <table:table-cell office:value-type="float" office:value="75.0612">
            <text:p>75.0612</text:p>
          </table:table-cell>
        </table:table-row>
        <table:table-row table:style-name="ro2">
          <table:table-cell table:style-name="ce2" office:value-type="string">
            <text:p>srg_N_D1024_P3_k5_N50_p8_g16_Ker1_T08-48-06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office:value-type="float" office:value="69.0452">
            <text:p>69.0452</text:p>
          </table:table-cell>
          <table:table-cell office:value-type="float" office:value="68.2521">
            <text:p>68.2521</text:p>
          </table:table-cell>
        </table:table-row>
        <table:table-row table:style-name="ro2">
          <table:table-cell table:style-name="ce2" office:value-type="string">
            <text:p>srg_N_D1024_P3_k5_N50_p16_g4_Ker0_T12-13-02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43.8191">
            <text:p>43.8191</text:p>
          </table:table-cell>
          <table:table-cell office:value-type="float" office:value="45.4741">
            <text:p>45.4741</text:p>
          </table:table-cell>
        </table:table-row>
        <table:table-row table:style-name="ro2">
          <table:table-cell table:style-name="ce2" office:value-type="string">
            <text:p>srg_N_D1024_P3_k5_N50_p16_g4_Ker1_T04-44-51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77.9899">
            <text:p>77.9899</text:p>
          </table:table-cell>
          <table:table-cell office:value-type="float" office:value="77.4809">
            <text:p>77.4809</text:p>
          </table:table-cell>
        </table:table-row>
        <table:table-row table:style-name="ro2">
          <table:table-cell table:style-name="ce2" office:value-type="string">
            <text:p>srg_N_D1024_P3_k5_N50_p16_g8_Ker0_T10-53-57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41.5745">
            <text:p>41.5745</text:p>
          </table:table-cell>
          <table:table-cell office:value-type="float" office:value="43.4759">
            <text:p>43.4759</text:p>
          </table:table-cell>
        </table:table-row>
        <table:table-row table:style-name="ro2">
          <table:table-cell table:style-name="ce2" office:value-type="string">
            <text:p>srg_N_D1024_P3_k5_N50_p16_g8_Ker1_T03-11-55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75.5779">
            <text:p>75.5779</text:p>
          </table:table-cell>
          <table:table-cell office:value-type="float" office:value="74.8952">
            <text:p>74.8952</text:p>
          </table:table-cell>
        </table:table-row>
        <table:table-row table:style-name="ro2">
          <table:table-cell table:style-name="ce2" office:value-type="string">
            <text:p>srg_N_D1024_P3_k5_N50_p16_g8_Ker1_T03-11-55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n</text:p>
          </table:table-cell>
          <table:table-cell office:value-type="float" office:value="42.8476">
            <text:p>42.8476</text:p>
          </table:table-cell>
          <table:table-cell office:value-type="float" office:value="43.9107">
            <text:p>43.9107</text:p>
          </table:table-cell>
        </table:table-row>
        <table:table-row table:style-name="ro2">
          <table:table-cell table:style-name="ce2" office:value-type="string">
            <text:p>srg_N_D1024_P3_k5_N50_p16_g16_Ker1_T03-43-42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y</text:p>
          </table:table-cell>
          <table:table-cell office:value-type="float" office:value="70.2513">
            <text:p>70.2513</text:p>
          </table:table-cell>
          <table:table-cell office:value-type="float" office:value="68.9255">
            <text:p>68.9255</text:p>
          </table:table-cell>
        </table:table-row>
        <table:table-row table:style-name="ro2">
          <table:table-cell table:style-name="ce2" office:value-type="string">
            <text:p>srg_N_D1024_P3_k5_N50_p32_g4_Ker1_T07-19-40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76.5829">
            <text:p>76.5829</text:p>
          </table:table-cell>
          <table:table-cell office:value-type="float" office:value="75.9143">
            <text:p>75.9143</text:p>
          </table:table-cell>
        </table:table-row>
        <table:table-row table:style-name="ro2">
          <table:table-cell table:style-name="ce2" office:value-type="string">
            <text:p>srg_N_D1024_P3_k5_N50_p32_g8_Ker1_T05-47-58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75.5779">
            <text:p>75.5779</text:p>
          </table:table-cell>
          <table:table-cell office:value-type="float" office:value="74.7791">
            <text:p>74.7791</text:p>
          </table:table-cell>
        </table:table-row>
        <table:table-row table:style-name="ro2">
          <table:table-cell table:style-name="ce2" office:value-type="string">
            <text:p>srg_N_D1024_P3_k5_N50_p32_g16_Ker1_T06-24-13_accuracy</text:p>
          </table:table-cell>
          <table:table-cell/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office:value-type="float" office:value="70.7873">
            <text:p>70.7873</text:p>
          </table:table-cell>
          <table:table-cell office:value-type="float" office:value="69.7365">
            <text:p>69.7365</text:p>
          </table:table-cell>
        </table:table-row>
        <table:table-row table:style-name="ro2">
          <table:table-cell table:style-name="ce2" office:value-type="string">
            <text:p>srg_N_D1024_P3_k5_N50_p32_g16_Ker1_T06-24-13_accuracy</text:p>
          </table:table-cell>
          <table:table-cell/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77.5544">
            <text:p>77.5544</text:p>
          </table:table-cell>
          <table:table-cell office:value-type="float" office:value="77.019">
            <text:p>77.0190</text:p>
          </table:table-cell>
        </table:table-row>
        <table:table-row table:style-name="ro2">
          <table:table-cell table:style-name="ce2" office:value-type="string">
            <text:p>srg_N_D2048_P3_k5_N50_p8_g8_Ker1_T07-55-49_accuracy</text:p>
          </table:table-cell>
          <table:table-cell/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75.9129">
            <text:p>75.9129</text:p>
          </table:table-cell>
          <table:table-cell office:value-type="float" office:value="75.3313">
            <text:p>75.3313</text:p>
          </table:table-cell>
        </table:table-row>
        <table:table-row table:style-name="ro2">
          <table:table-cell table:style-name="ce2" office:value-type="string">
            <text:p>srg_N_D2048_P3_k5_N50_p8_g16_Ker1_T08-35-37_accuracy</text:p>
          </table:table-cell>
          <table:table-cell/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office:value-type="float" office:value="68.0737">
            <text:p>68.0737</text:p>
          </table:table-cell>
          <table:table-cell office:value-type="float" office:value="67.647">
            <text:p>67.6470</text:p>
          </table:table-cell>
        </table:table-row>
        <table:table-row table:style-name="ro2">
          <table:table-cell table:style-name="ce2" office:value-type="string">
            <text:p>srg_N_D2048_P3_k5_N50_p8_g16_Ker1_T08-35-37_accuracy</text:p>
          </table:table-cell>
          <table:table-cell/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77.6214">
            <text:p>77.6214</text:p>
          </table:table-cell>
          <table:table-cell office:value-type="float" office:value="77.111">
            <text:p>77.1110</text:p>
          </table:table-cell>
        </table:table-row>
        <table:table-row table:style-name="ro2">
          <table:table-cell table:style-name="ce2" office:value-type="string">
            <text:p>srg_N_D2048_P3_k5_N50_p16_g8_Ker1_T02-53-22_accuracy</text:p>
          </table:table-cell>
          <table:table-cell/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76.1809">
            <text:p>76.1809</text:p>
          </table:table-cell>
          <table:table-cell office:value-type="float" office:value="75.4618">
            <text:p>75.4618</text:p>
          </table:table-cell>
        </table:table-row>
        <table:table-row table:style-name="ro2">
          <table:table-cell table:style-name="ce2" office:value-type="string">
            <text:p>srg_N_D2048_P3_k5_N50_p16_g16_Ker1_T03-29-56_accuracy</text:p>
          </table:table-cell>
          <table:table-cell/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y</text:p>
          </table:table-cell>
          <table:table-cell office:value-type="float" office:value="69.2797">
            <text:p>69.2797</text:p>
          </table:table-cell>
          <table:table-cell office:value-type="float" office:value="67.9447">
            <text:p>67.9447</text:p>
          </table:table-cell>
        </table:table-row>
        <table:table-row table:style-name="ro2">
          <table:table-cell table:style-name="ce2" office:value-type="string">
            <text:p>srg_N_D2048_P3_k5_N50_p16_g16_Ker1_T03-29-56_accuracy</text:p>
          </table:table-cell>
          <table:table-cell/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float" office:value="76.3484">
            <text:p>76.3484</text:p>
          </table:table-cell>
          <table:table-cell office:value-type="float" office:value="75.675">
            <text:p>75.6750</text:p>
          </table:table-cell>
        </table:table-row>
        <table:table-row table:style-name="ro2">
          <table:table-cell table:style-name="ce2" office:value-type="string">
            <text:p>srg_N_D2048_P3_k5_N50_p32_g8_Ker1_T05-25-48_accuracy</text:p>
          </table:table-cell>
          <table:table-cell/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float" office:value="75.8459">
            <text:p>75.8459</text:p>
          </table:table-cell>
          <table:table-cell office:value-type="float" office:value="74.9369">
            <text:p>74.9369</text:p>
          </table:table-cell>
        </table:table-row>
        <table:table-row table:style-name="ro2">
          <table:table-cell table:style-name="ce2" office:value-type="string">
            <text:p>srg_N_D2048_P3_k5_N50_p32_g16_Ker1_T06-07-30_accuracy</text:p>
          </table:table-cell>
          <table:table-cell/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string">
            <text:p>y</text:p>
          </table:table-cell>
          <table:table-cell office:value-type="float" office:value="71.1223">
            <text:p>71.1223</text:p>
          </table:table-cell>
          <table:table-cell office:value-type="float" office:value="69.8565">
            <text:p>69.8565</text:p>
          </table:table-cell>
        </table:table-row>
        <table:table-row table:style-name="ro2" table:number-rows-repeated="15">
          <table:table-cell table:number-columns-repeated="10"/>
          <table:table-cell table:style-name="Default" table:number-columns-repeated="2"/>
        </table:table-row>
        <table:table-row table:style-name="ro2" table:number-rows-repeated="16">
          <table:table-cell table:style-name="ce2"/>
          <table:table-cell table:number-columns-repeated="11"/>
        </table:table-row>
        <table:table-row table:style-name="ro2" table:number-rows-repeated="6548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3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7T12:56:11</meta:creation-date>
    <dc:date>2014-04-17T13:52:13</dc:date>
    <dc:creator>Saikat Gomes</dc:creator>
    <meta:editing-duration>PT00H30M59S</meta:editing-duration>
    <meta:editing-cycles>8</meta:editing-cycles>
    <meta:generator>OpenOffice.org/3.2$Unix OpenOffice.org_project/320m19$Build-9505</meta:generator>
    <meta:document-statistic meta:table-count="3" meta:cell-count="243" meta:object-count="0"/>
  </office:meta>
</office:document-meta>
</file>